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5cm"/>
    </style:style>
    <style:style style:name="gr2" style:family="graphic" style:parent-style-name="standard">
      <style:graphic-properties draw:textarea-horizontal-align="justify" draw:textarea-vertical-align="middle" draw:auto-grow-height="false" fo:min-height="0.45cm" fo:min-width="2.9cm"/>
    </style:style>
    <style:style style:name="gr3" style:family="graphic" style:parent-style-name="standard">
      <style:graphic-properties draw:textarea-horizontal-align="justify" draw:textarea-vertical-align="middle" draw:auto-grow-height="false" fo:min-height="0.9cm" fo:min-width="1.15cm"/>
    </style:style>
    <style:style style:name="gr4" style:family="graphic" style:parent-style-name="standard">
      <style:graphic-properties draw:textarea-horizontal-align="justify" draw:textarea-vertical-align="middle" draw:auto-grow-height="false" fo:min-height="0.85cm" fo:min-width="2.6cm"/>
    </style:style>
    <style:style style:name="gr5" style:family="graphic" style:parent-style-name="standard">
      <style:graphic-properties draw:textarea-horizontal-align="justify" draw:textarea-vertical-align="middle" draw:auto-grow-height="false" fo:min-height="0.35cm" fo:min-width="2.4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7" style:family="graphic" style:parent-style-name="standard">
      <style:graphic-properties draw:textarea-horizontal-align="justify" draw:textarea-vertical-align="middle" draw:auto-grow-height="false" fo:min-height="0.65cm" fo:min-width="1.35cm"/>
    </style:style>
    <style:style style:name="gr8" style:family="graphic" style:parent-style-name="standard">
      <style:graphic-properties draw:textarea-horizontal-align="justify" draw:textarea-vertical-align="middle" draw:auto-grow-height="false" fo:min-height="1.05cm" fo:min-width="3.1cm"/>
    </style:style>
    <style:style style:name="gr9" style:family="graphic" style:parent-style-name="standard">
      <style:graphic-properties draw:textarea-horizontal-align="justify" draw:textarea-vertical-align="middle" draw:auto-grow-height="false" fo:min-height="0.85cm" fo:min-width="1.85cm"/>
    </style:style>
    <style:style style:name="gr10" style:family="graphic" style:parent-style-name="standard">
      <style:graphic-properties draw:textarea-horizontal-align="justify" draw:textarea-vertical-align="middle" draw:auto-grow-height="false" fo:min-height="0.65cm" fo:min-width="3.1cm"/>
    </style:style>
    <style:style style:name="gr11" style:family="graphic" style:parent-style-name="standard">
      <style:graphic-properties draw:textarea-horizontal-align="justify" draw:textarea-vertical-align="middle" draw:auto-grow-height="false" fo:min-height="0.45cm" fo:min-width="2.7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65cm" fo:min-width="2.9cm"/>
    </style:style>
    <style:style style:name="gr14" style:family="graphic" style:parent-style-name="standard">
      <style:graphic-properties draw:textarea-horizontal-align="justify" draw:textarea-vertical-align="middle" draw:auto-grow-height="false" fo:min-height="1.65cm" fo:min-width="8.8cm"/>
    </style:style>
    <style:style style:name="gr15" style:family="graphic" style:parent-style-name="standard">
      <style:graphic-properties draw:textarea-horizontal-align="justify" draw:textarea-vertical-align="middle" draw:auto-grow-height="false" fo:min-height="2.1cm" fo:min-width="2.3cm"/>
    </style:style>
    <style:style style:name="gr16" style:family="graphic" style:parent-style-name="standard">
      <style:graphic-properties draw:textarea-horizontal-align="justify" draw:textarea-vertical-align="middle" draw:auto-grow-height="false" fo:min-height="2.15cm" fo:min-width="4.5cm"/>
    </style:style>
    <style:style style:name="gr17" style:family="graphic" style:parent-style-name="standard">
      <style:graphic-properties draw:textarea-horizontal-align="justify" draw:textarea-vertical-align="middle" draw:auto-grow-height="false" fo:min-height="2.05cm" fo:min-width="5.3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/>
      <style:text-properties fo:font-size="10.5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.5pt" style:font-size-asian="10.5pt" style:font-size-complex="10.5pt"/>
    </style:style>
    <style:style style:name="P5" style:family="paragraph">
      <style:paragraph-properties fo:text-align="center"/>
      <style:text-properties fo:font-size="10.5pt"/>
    </style:style>
    <style:style style:name="P6" style:family="paragraph"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0.5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ownload-Add Task" draw:style-name="dp1" draw:master-page-name="默认">
        <draw:frame draw:style-name="gr1" draw:text-style-name="P2" draw:layer="layout" svg:width="6.3cm" svg:height="1.2cm" svg:x="18.7cm" svg:y="0.5cm">
          <draw:text-box>
            <text:p text:style-name="P1"><text:span text:style-name="T1">Download workflow—Add Task</text:span></text:p>
          </draw:text-box>
        </draw:frame>
        <draw:custom-shape draw:style-name="gr2" draw:text-style-name="P4" xml:id="id9" draw:id="id9" draw:layer="layout" svg:width="3.4cm" svg:height="0.7cm" svg:x="19.7cm" svg:y="2.3cm">
          <text:p text:style-name="P3"><text:span text:style-name="T2">Add Tas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3.3cm" svg:height="2.3cm" svg:x="19.7cm" svg:y="6cm">
          <text:p text:style-name="P3"><text:span text:style-name="T2">Get Head</text:span></text:p>
          <text:p text:style-name="P3"><text:span text:style-name="T2">Succeed</text:span><text:span text:style-name="T2">？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3" draw:id="id3" draw:layer="layout" svg:width="3.1cm" svg:height="1.1cm" svg:x="19.7cm" svg:y="9.5cm">
          <text:p text:style-name="P3"><text:span text:style-name="T2">Is target Json </text:span></text:p>
          <text:p text:style-name="P3"><text:span text:style-name="T2">File exist?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0" draw:id="id10" draw:layer="layout" svg:width="2.9cm" svg:height="0.6cm" svg:x="19.9cm" svg:y="4.2cm">
          <text:p text:style-name="P3"><text:span text:style-name="T2">Get Hea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2" draw:id="id2" draw:layer="layout" svg:width="2.6cm" svg:height="1cm" svg:x="24.7cm" svg:y="6.8cm">
          <text:p text:style-name="P3"><text:span text:style-name="T2">Return fals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4" draw:id="id4" draw:layer="layout" svg:width="3.7cm" svg:height="1.8cm" svg:x="19.4cm" svg:y="12.3cm">
          <text:p text:style-name="P3"><text:span text:style-name="T1">Is Target</text:span></text:p>
          <text:p text:style-name="P3"><text:span text:style-name="T1"><text:s/></text:span><text:span text:style-name="T1">Json Exis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5" xml:id="id8" draw:id="id8" draw:layer="分层4" svg:width="3.6cm" svg:height="1.3cm" svg:x="23.9cm" svg:y="21.9cm">
          <text:p text:style-name="P3"><text:span text:style-name="T1">Create Json Fil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" draw:id="id5" draw:layer="分层4" svg:width="4.7cm" svg:height="2.2cm" svg:x="18.9cm" svg:y="15.6cm">
          <text:p text:style-name="P3"><text:span text:style-name="T1">Compare Head Etag</text:span></text:p>
          <text:p text:style-name="P3"><text:span text:style-name="T1">And Json ETa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6" xml:id="id6" draw:id="id6" draw:layer="分层4" svg:width="3.6cm" svg:height="0.9cm" svg:x="19.4cm" svg:y="24.3cm">
          <text:p text:style-name="P3"><text:span text:style-name="T3">Add a new task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7" draw:id="id7" draw:layer="分层4" svg:width="3.2cm" svg:height="0.7cm" svg:x="24.1cm" svg:y="18.1cm">
          <text:p text:style-name="P3"><text:span text:style-name="T2">Delete Old Json</text:span></text:p>
          <draw:enhanced-geometry svg:viewBox="0 0 21600 21600" draw:type="rectangle" draw:enhanced-path="M 0 0 L 21600 0 21600 21600 0 21600 0 0 Z N"/>
        </draw:custom-shape>
        <draw:connector draw:style-name="gr12" draw:text-style-name="P7" draw:layer="分层4" draw:type="curve" svg:x1="23cm" svg:y1="7.15cm" svg:x2="24.7cm" svg:y2="7.3cm" draw:start-shape="id1" draw:start-glue-point="7" draw:end-shape="id2" draw:end-glue-point="3" svg:d="M23000 7150c1276 0 427 150 1700 150" svg:viewBox="0 0 1701 151">
          <text:p/>
        </draw:connector>
        <draw:connector draw:style-name="gr12" draw:text-style-name="P7" draw:layer="分层4" draw:type="curve" svg:x1="21.35cm" svg:y1="8.3cm" svg:x2="21.25cm" svg:y2="9.5cm" draw:start-shape="id1" draw:start-glue-point="6" draw:end-shape="id3" svg:d="M21350 8300c0 901-100 302-100 1200" svg:viewBox="0 0 101 1201">
          <text:p/>
        </draw:connector>
        <draw:connector draw:style-name="gr12" draw:text-style-name="P7" draw:layer="分层4" draw:type="curve" svg:x1="21.25cm" svg:y1="10.6cm" svg:x2="21.25cm" svg:y2="12.3cm" draw:start-shape="id3" draw:start-glue-point="2" draw:end-shape="id4" draw:end-glue-point="4" svg:d="M21250 10600v1700" svg:viewBox="0 0 1 1701">
          <text:p/>
        </draw:connector>
        <draw:connector draw:style-name="gr12" draw:text-style-name="P7" draw:layer="分层4" draw:type="curve" svg:x1="21.25cm" svg:y1="14.1cm" svg:x2="21.25cm" svg:y2="15.6cm" draw:start-shape="id4" draw:start-glue-point="6" draw:end-shape="id5" draw:end-glue-point="4" svg:d="M21250 14100v1500" svg:viewBox="0 0 1 1501">
          <text:p/>
        </draw:connector>
        <draw:connector draw:style-name="gr12" draw:text-style-name="P7" draw:layer="分层4" draw:type="curve" svg:x1="21.25cm" svg:y1="17.8cm" svg:x2="21.2cm" svg:y2="24.3cm" draw:start-shape="id5" draw:start-glue-point="6" draw:end-shape="id6" draw:end-glue-point="0" svg:d="M21250 17800c0 4876-50 1627-50 6500" svg:viewBox="0 0 51 6501">
          <text:p/>
        </draw:connector>
        <draw:connector draw:style-name="gr12" draw:text-style-name="P7" draw:layer="分层4" draw:type="curve" svg:x1="23.6cm" svg:y1="16.7cm" svg:x2="25.7cm" svg:y2="18.1cm" draw:start-shape="id5" draw:start-glue-point="7" draw:end-shape="id7" svg:d="M23600 16700c1400 0 2100 466 2100 1400" svg:viewBox="0 0 2101 1401">
          <text:p/>
        </draw:connector>
        <draw:connector draw:style-name="gr12" draw:text-style-name="P7" draw:layer="分层4" draw:type="curve" svg:x1="23.1cm" svg:y1="13.2cm" svg:x2="27.5cm" svg:y2="22.55cm" draw:start-shape="id4" draw:start-glue-point="7" draw:end-shape="id8" draw:end-glue-point="1" svg:d="M23100 13200c7351 0 5151 9350 4400 9350" svg:viewBox="0 0 5299 9351">
          <text:p/>
        </draw:connector>
        <draw:connector draw:style-name="gr12" draw:text-style-name="P7" draw:layer="分层4" draw:type="curve" svg:x1="25.7cm" svg:y1="18.8cm" svg:x2="25.7cm" svg:y2="21.9cm" draw:start-shape="id7" draw:start-glue-point="2" draw:end-shape="id8" draw:end-glue-point="0" svg:d="M25700 18800v3100" svg:viewBox="0 0 1 3101">
          <text:p/>
        </draw:connector>
        <draw:connector draw:style-name="gr12" draw:text-style-name="P7" draw:layer="分层4" draw:type="curve" svg:x1="21.4cm" svg:y1="3cm" svg:x2="21.35cm" svg:y2="4.2cm" draw:start-shape="id9" draw:start-glue-point="2" draw:end-shape="id10" draw:end-glue-point="0" svg:d="M21400 3000c0 900-50 300-50 1200" svg:viewBox="0 0 51 1201">
          <text:p/>
        </draw:connector>
        <draw:connector draw:style-name="gr12" draw:text-style-name="P7" draw:layer="分层4" draw:type="curve" svg:x1="21.35cm" svg:y1="4.8cm" svg:x2="21.35cm" svg:y2="6cm" draw:start-shape="id10" draw:start-glue-point="2" draw:end-shape="id1" draw:end-glue-point="4" svg:d="M21350 4800v1200" svg:viewBox="0 0 1 1201">
          <text:p/>
        </draw:connector>
        <draw:connector draw:style-name="gr12" draw:text-style-name="P7" draw:layer="layout" draw:type="curve" svg:x1="25.7cm" svg:y1="23.2cm" svg:x2="21.2cm" svg:y2="24.3cm" draw:start-shape="id8" draw:start-glue-point="2" draw:end-shape="id6" draw:end-glue-point="0" svg:d="M25700 23200c0 825-4500 275-4500 1100" svg:viewBox="0 0 4501 1101">
          <text:p/>
        </draw:connector>
        <draw:custom-shape draw:style-name="gr13" draw:text-style-name="P4" xml:id="id11" draw:id="id11" draw:layer="layout" svg:width="3.4cm" svg:height="0.9cm" svg:x="19.5cm" svg:y="26.3cm">
          <text:p text:style-name="P3"><text:span text:style-name="T2">Return true</text:span>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curve" svg:x1="21.2cm" svg:y1="25.2cm" svg:x2="21.2cm" svg:y2="26.3cm" draw:start-shape="id6" draw:start-glue-point="2" draw:end-shape="id11" svg:d="M21200 25200v1100" svg:viewBox="0 0 1 1101">
          <text:p/>
        </draw:connector>
      </draw:page>
      <draw:page draw:name="Download-download task" draw:style-name="dp1" draw:master-page-name="默认">
        <draw:custom-shape draw:style-name="gr14" draw:text-style-name="P3" xml:id="id12" draw:id="id12" draw:layer="layout" svg:width="9.3cm" svg:height="1.9cm" svg:x="9.7cm" svg:y="5cm">
          <text:p text:style-name="P3">Read task info from json</text:p>
          <draw:enhanced-geometry svg:viewBox="0 0 21600 21600" draw:type="rectangle" draw:enhanced-path="M 0 0 L 21600 0 21600 21600 0 21600 0 0 Z N"/>
        </draw:custom-shape>
        <draw:custom-shape draw:style-name="gr15" draw:text-style-name="P3" xml:id="id13" draw:id="id13" draw:layer="layout" svg:width="5.6cm" svg:height="4.7cm" svg:x="11.4cm" svg:y="9.4cm">
          <text:p text:style-name="P3">Read info OK？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7" draw:layer="layout" draw:type="curve" svg:x1="14.35cm" svg:y1="6.9cm" svg:x2="14.2cm" svg:y2="9.4cm" draw:start-shape="id12" draw:start-glue-point="2" draw:end-shape="id13" draw:end-glue-point="4" svg:d="M14350 6900c0 1875-150 625-150 2500" svg:viewBox="0 0 151 2501">
          <text:p/>
        </draw:connector>
        <draw:custom-shape draw:style-name="gr16" draw:text-style-name="P3" xml:id="id14" draw:id="id14" draw:layer="layout" svg:width="5cm" svg:height="2.4cm" svg:x="11.7cm" svg:y="16.5cm">
          <text:p text:style-name="P3">StartChunk 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curve" svg:x1="14.2cm" svg:y1="14.1cm" svg:x2="14.2cm" svg:y2="16.5cm" draw:start-shape="id13" draw:start-glue-point="6" draw:end-shape="id14" draw:end-glue-point="0" svg:d="M14200 14100v2400" svg:viewBox="0 0 1 2401">
          <text:p/>
        </draw:connector>
        <draw:custom-shape draw:style-name="gr17" draw:text-style-name="P3" xml:id="id15" draw:id="id15" draw:layer="layout" svg:width="5.8cm" svg:height="2.3cm" svg:x="21.2cm" svg:y="10.9cm">
          <text:p text:style-name="P3">Get Head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curve" svg:x1="17cm" svg:y1="11.75cm" svg:x2="21.2cm" svg:y2="12.05cm" draw:start-shape="id13" draw:start-glue-point="7" draw:end-shape="id15" svg:d="M17000 11750c3151 0 1052 300 4200 300" svg:viewBox="0 0 4201 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0cm" fo:page-height="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分层4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8T18:22:38.482000000</meta:creation-date>
    <dc:date>2017-07-19T10:17:31.991000000</dc:date>
    <meta:editing-duration>PT48M55S</meta:editing-duration>
    <meta:editing-cycles>39</meta:editing-cycles>
    <meta:generator>LibreOffice/5.3.4.2$Windows_x86 LibreOffice_project/f82d347ccc0be322489bf7da61d7e4ad13fe2ff3</meta:generator>
    <meta:document-statistic meta:object-count="31"/>
  </office:meta>
</office:document-meta>
</file>